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T1" style:family="text">
      <style:text-properties officeooo:rsid="0048ff58"/>
    </style:style>
    <style:style style:name="T2" style:family="text">
      <style:text-properties officeooo:rsid="001fac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RT</text:p>
          </table:table-cell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THEMA</text:p>
          </table:table-cell>
          <table:table-cell table:style-name="Table2.A1" office:value-type="string">
            <text:p text:style-name="P7">BEMERKUNG</text:p>
          </table:table-cell>
          <table:table-cell table:style-name="Table2.E1" office:value-type="string">
            <text:p text:style-name="P7">SEITE</text:p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Header">
      <style:text-properties fo:language="de" fo:country="DE"/>
    </style:style>
    <style:style style:name="MT1" style:family="text">
      <style:text-properties officeooo:rsid="0048ff58"/>
    </style:style>
    <style:style style:name="MT2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</table:table-cell>
            <table:table-cell table:style-name="contactinfo.C1" office:value-type="string">
              <text:p text:style-name="MP3">BP/<text:span text:style-name="MT1">P</text:span></text:p>
            </table:table-cell>
          </table:table-row>
          <table:table-row>
            <table:table-cell table:style-name="contactinfo.A2" office:value-type="string">
              <text:p text:style-name="MP4"><text:span text:style-name="MT2">ZEEB, CHARLOTTE</text:span> </text:p>
            </table:table-cell>
            <table:covered-table-cell/>
            <table:table-cell table:style-name="contactinfo.C2" office:value-type="string">
              <text:p text:style-name="MP5">1. SEMESTER</text:p>
            </table:table-cell>
          </table:table-row>
        </table:table>
        <text:p text:style-name="MP6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1H51M58S</meta:editing-duration>
    <meta:editing-cycles>43</meta:editing-cycles>
    <meta:generator>LibreOffice/5.0.2.2$Linux_X86_64 LibreOffice_project/00m0$Build-2</meta:generator>
    <dc:title>Bewerbungsschreiben</dc:title>
    <dc:date>2015-10-18T17:07:12.377352072</dc:date>
    <meta:document-statistic meta:table-count="2" meta:image-count="0" meta:object-count="0" meta:page-count="1" meta:paragraph-count="10" meta:word-count="12" meta:character-count="68" meta:non-whitespace-character-count="65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